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[.M4]&gt;=4.75;&quot;Dyplom&quot;;IF([.M4]&gt;4.85;&quot;Książka&quot;;IF([.M4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 table:formula="of:=IF([.M5]&gt;=4.75;&quot;Dyplom&quot;;IF([.M5]&gt;4.85;&quot;Książka&quot;;IF([.M5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 table:formula="of:=IF([.M6]&gt;=4.75;&quot;Dyplom&quot;;IF([.M6]&gt;4.85;&quot;Książka&quot;;IF([.M6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 table:formula="of:=IF([.M7]&gt;=4.75;&quot;Dyplom&quot;;IF([.M7]&gt;4.85;&quot;Książka&quot;;IF([.M7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 table:formula="of:=IF([.M8]&gt;=4.75;&quot;Dyplom&quot;;IF([.M8]&gt;4.85;&quot;Książka&quot;;IF([.M8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 table:formula="of:=IF([.M9]&gt;=4.75;&quot;Dyplom&quot;;IF([.M9]&gt;4.85;&quot;Książka&quot;;IF([.M9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 table:formula="of:=IF([.M10]&gt;=4.75;&quot;Dyplom&quot;;IF([.M10]&gt;4.85;&quot;Książka&quot;;IF([.M10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 table:formula="of:=IF([.M11]&gt;=4.75;&quot;Dyplom&quot;;IF([.M11]&gt;4.85;&quot;Książka&quot;;IF([.M11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 table:formula="of:=IF([.M12]&gt;=4.75;&quot;Dyplom&quot;;IF([.M12]&gt;4.85;&quot;Książka&quot;;IF([.M12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 table:formula="of:=IF([.M13]&gt;=4.75;&quot;Dyplom&quot;;IF([.M13]&gt;4.85;&quot;Książka&quot;;IF([.M13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 table:formula="of:=IF([.M14]&gt;=4.75;&quot;Dyplom&quot;;IF([.M14]&gt;4.85;&quot;Książka&quot;;IF([.M14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 table:formula="of:=IF([.M15]&gt;=4.75;&quot;Dyplom&quot;;IF([.M15]&gt;4.85;&quot;Książka&quot;;IF([.M15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 table:formula="of:=IF([.M16]&gt;=4.75;&quot;Dyplom&quot;;IF([.M16]&gt;4.85;&quot;Książka&quot;;IF([.M16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 table:formula="of:=IF([.M17]&gt;=4.75;&quot;Dyplom&quot;;IF([.M17]&gt;4.85;&quot;Książka&quot;;IF([.M17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 table:formula="of:=IF([.M18]&gt;=4.75;&quot;Dyplom&quot;;IF([.M18]&gt;4.85;&quot;Książka&quot;;IF([.M18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 table:formula="of:=IF([.M19]&gt;=4.75;&quot;Dyplom&quot;;IF([.M19]&gt;4.85;&quot;Książka&quot;;IF([.M19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 table:formula="of:=IF([.M20]&gt;=4.75;&quot;Dyplom&quot;;IF([.M20]&gt;4.85;&quot;Książka&quot;;IF([.M20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 table:formula="of:=IF([.M21]&gt;=4.75;&quot;Dyplom&quot;;IF([.M21]&gt;4.85;&quot;Książka&quot;;IF([.M21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 table:formula="of:=IF([.M22]&gt;=4.75;&quot;Dyplom&quot;;IF([.M22]&gt;4.85;&quot;Książka&quot;;IF([.M22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 table:formula="of:=IF([.M23]&gt;=4.75;&quot;Dyplom&quot;;IF([.M23]&gt;4.85;&quot;Książka&quot;;IF([.M23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 table:formula="of:=IF([.M24]&gt;=4.75;&quot;Dyplom&quot;;IF([.M24]&gt;4.85;&quot;Książka&quot;;IF([.M24]&gt;=4.86;&quot;Pióro&quot;)))" office:value-type="string" office:string-value="" calcext:value-type="error">
            <text:p>Błąd:522</text:p>
          </table:table-cell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];[.C24])" office:value-type="float" office:value="3" calcext:value-type="float">
            <text:p>3,00</text:p>
          </table:table-cell>
          <table:table-cell table:style-name="ce29" table:formula="of:=AVERAGE([.D4];[.D24])" office:value-type="float" office:value="4" calcext:value-type="float">
            <text:p>4,00</text:p>
          </table:table-cell>
          <table:table-cell table:style-name="ce29" table:formula="of:=AVERAGE([.E4];[.E24])" office:value-type="float" office:value="3" calcext:value-type="float">
            <text:p>3,00</text:p>
          </table:table-cell>
          <table:table-cell table:style-name="ce29" table:formula="of:=AVERAGE([.F4];[.F24])" office:value-type="float" office:value="2.5" calcext:value-type="float">
            <text:p>2,50</text:p>
          </table:table-cell>
          <table:table-cell table:style-name="ce29" table:formula="of:=AVERAGE([.G4];[.G24])" office:value-type="float" office:value="3.5" calcext:value-type="float">
            <text:p>3,50</text:p>
          </table:table-cell>
          <table:table-cell table:style-name="ce29" table:formula="of:=AVERAGE([.H4];[.H24])" office:value-type="float" office:value="3" calcext:value-type="float">
            <text:p>3,00</text:p>
          </table:table-cell>
          <table:table-cell table:style-name="ce29" table:formula="of:=AVERAGE([.I4];[.I24])" office:value-type="float" office:value="4" calcext:value-type="float">
            <text:p>4,00</text:p>
          </table:table-cell>
          <table:table-cell table:style-name="ce29" table:formula="of:=AVERAGE([.J4];[.J24])" office:value-type="float" office:value="3.5" calcext:value-type="float">
            <text:p>3,50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];[.K24])" office:value-type="float" office:value="3.3125" calcext:value-type="float">
            <text:p>3,31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IF(([.K4]~[.K24])&gt;=4.75;1;0)" office:value-type="string" office:string-value="" calcext:value-type="error">
            <text:p>Błąd:504</text:p>
          </table:table-cell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[.C10]^2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 &gt;=25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[.C11]^2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 &gt;=25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[.C12]^2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 &gt;=25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[.C13]^2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 &gt;=25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0:41.854644094</dc:date>
    <meta:editing-cycles>3</meta:editing-cycles>
    <meta:editing-duration>PT24M50S</meta:editing-duration>
    <meta:document-statistic meta:table-count="6" meta:cell-count="564" meta:object-count="1"/>
    <meta:generator>LibreOffice/5.4.2.2.0$Linux_X86_64 LibreOffice_project/40m0$Build-2</meta:generator>
  </office:meta>
</office:document-meta>
</file>